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chema</text:p>
          </table:table-cell>
          <table:table-cell office:value-type="string" calcext:value-type="string">
            <text:p>question_from</text:p>
          </table:table-cell>
          <table:table-cell office:value-type="string" calcext:value-type="string">
            <text:p>answer_from</text:p>
          </table:table-cell>
          <table:table-cell office:value-type="string" calcext:value-type="string">
            <text:p>question_to</text:p>
          </table:table-cell>
          <table:table-cell office:value-type="string" calcext:value-type="string">
            <text:p>answer_to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Language Specialist V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unitizing</text:p>
          </table:table-cell>
        </table:table-row>
        <table:table-row table:style-name="ro1">
          <table:table-cell table:formula="of:=[.A2]" office:value-type="string" office:string-value="Language Specialist V2" calcext:value-type="string">
            <text:p>Language Specialist V2</text:p>
          </table:table-cell>
          <table:table-cell table:formula="of:=[.B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unitizing</text:p>
          </table:table-cell>
        </table:table-row>
        <table:table-row table:style-name="ro1">
          <table:table-cell table:formula="of:=[.A3]" office:value-type="string" office:string-value="Language Specialist V2" calcext:value-type="string">
            <text:p>Language Specialist V2</text:p>
          </table:table-cell>
          <table:table-cell table:formula="of:=[.B3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unitizing</text:p>
          </table:table-cell>
        </table:table-row>
        <table:table-row table:style-name="ro1">
          <table:table-cell table:formula="of:=[.A4]" office:value-type="string" office:string-value="Language Specialist V2" calcext:value-type="string">
            <text:p>Language Specialist V2</text:p>
          </table:table-cell>
          <table:table-cell table:formula="of:=[.B4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unitizing</text:p>
          </table:table-cell>
        </table:table-row>
        <table:table-row table:style-name="ro1">
          <table:table-cell table:formula="of:=[.A5]" office:value-type="string" office:string-value="Language Specialist V2" calcext:value-type="string">
            <text:p>Language Specialist V2</text:p>
          </table:table-cell>
          <table:table-cell table:formula="of:=[.B5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unitizing</text:p>
          </table:table-cell>
        </table:table-row>
        <table:table-row table:style-name="ro1">
          <table:table-cell table:formula="of:=[.A6]" office:value-type="string" office:string-value="Language Specialist V2" calcext:value-type="string">
            <text:p>Language Specialist V2</text:p>
          </table:table-cell>
          <table:table-cell table:formula="of:=[.B6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unitizing</text:p>
          </table:table-cell>
        </table:table-row>
        <table:table-row table:style-name="ro1">
          <table:table-cell table:formula="of:=[.A7]" office:value-type="string" office:string-value="Language Specialist V2" calcext:value-type="string">
            <text:p>Language Specialist V2</text:p>
          </table:table-cell>
          <table:table-cell table:formula="of:=[.B7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unitizing</text:p>
          </table:table-cell>
        </table:table-row>
        <table:table-row table:style-name="ro1">
          <table:table-cell table:formula="of:=[.A8]" office:value-type="string" office:string-value="Language Specialist V2" calcext:value-type="string">
            <text:p>Language Specialist V2</text:p>
          </table:table-cell>
          <table:table-cell table:formula="of:=[.B8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unitizing</text:p>
          </table:table-cell>
        </table:table-row>
        <table:table-row table:style-name="ro1">
          <table:table-cell table:formula="of:=[.A9]" office:value-type="string" office:string-value="Language Specialist V2" calcext:value-type="string">
            <text:p>Language Specialist V2</text:p>
          </table:table-cell>
          <table:table-cell table:formula="of:=[.B9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unitizing</text:p>
          </table:table-cell>
        </table:table-row>
        <table:table-row table:style-name="ro1">
          <table:table-cell table:formula="of:=[.A10]" office:value-type="string" office:string-value="Language Specialist V2" calcext:value-type="string">
            <text:p>Language Specialist V2</text:p>
          </table:table-cell>
          <table:table-cell table:formula="of:=[.B10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unitizing</text:p>
          </table:table-cell>
        </table:table-row>
        <table:table-row table:style-name="ro1">
          <table:table-cell table:formula="of:=[.A11]" office:value-type="string" office:string-value="Language Specialist V2" calcext:value-type="string">
            <text:p>Language Specialist V2</text:p>
          </table:table-cell>
          <table:table-cell table:formula="of:=[.B11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unitizing</text:p>
          </table:table-cell>
        </table:table-row>
        <table:table-row table:style-name="ro1">
          <table:table-cell table:formula="of:=[.A12]" office:value-type="string" office:string-value="Language Specialist V2" calcext:value-type="string">
            <text:p>Language Specialist V2</text:p>
          </table:table-cell>
          <table:table-cell table:formula="of:=[.B12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unitiz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20:22:32.416076760</meta:creation-date>
    <dc:date>2018-08-17T20:31:11.620259609</dc:date>
    <meta:editing-duration>PT8M39S</meta:editing-duration>
    <meta:editing-cycles>2</meta:editing-cycles>
    <meta:generator>LibreOffice/6.0.3.2$Linux_X86_64 LibreOffice_project/00m0$Build-2</meta:generator>
    <meta:document-statistic meta:table-count="1" meta:cell-count="78" meta:object-count="0"/>
  </office:meta>
</office:document-meta>
</file>